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2665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N = </text:p>
          </table:table-cell>
          <table:table-cell table:style-name="ce2" office:value-type="float" office:value="10">
            <text:p>1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<text:s/>1 second</text:p>
          </table:table-cell>
          <table:table-cell office:value-type="string">
            <text:p><text:s/>1 minute</text:p>
          </table:table-cell>
          <table:table-cell office:value-type="string">
            <text:p><text:s/>1 hour</text:p>
          </table:table-cell>
          <table:table-cell office:value-type="string">
            <text:p><text:s/>1 day</text:p>
          </table:table-cell>
          <table:table-cell office:value-type="string">
            <text:p><text:s/>1 month</text:p>
          </table:table-cell>
          <table:table-cell office:value-type="string">
            <text:p><text:s/>1 year</text:p>
          </table:table-cell>
          <table:table-cell office:value-type="string">
            <text:p><text:s/>1 century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g(n)</text:p>
          </table:table-cell>
          <table:table-cell table:formula="of:=2^[.C10]" office:value-type="float" office:value="1024">
            <text:p>1.02E+03</text:p>
          </table:table-cell>
          <table:table-cell table:formula="of:=2^[.D10]" office:value-type="float" office:value="4.14951556888099E+180">
            <text:p>4.15E+180</text:p>
          </table:table-cell>
          <table:table-cell table:number-columns-repeated="5" office:value-type="string">
            <text:p>INF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q rt (n)</text:p>
          </table:table-cell>
          <table:table-cell table:formula="of:=[.C10]^2" office:value-type="float" office:value="100">
            <text:p>1.00E+02</text:p>
          </table:table-cell>
          <table:table-cell table:formula="of:=[.D10]^2" office:value-type="float" office:value="360000">
            <text:p>3.60E+05</text:p>
          </table:table-cell>
          <table:table-cell table:formula="of:=[.E10]^2" office:value-type="float" office:value="1296000000">
            <text:p>1.30E+09</text:p>
          </table:table-cell>
          <table:table-cell table:formula="of:=[.F10]^2" office:value-type="float" office:value="746496000000">
            <text:p>7.46E+11</text:p>
          </table:table-cell>
          <table:table-cell table:formula="of:=[.G10]^2" office:value-type="float" office:value="690638400000000">
            <text:p>6.91E+14</text:p>
          </table:table-cell>
          <table:table-cell table:formula="of:=[.H10]^2" office:value-type="float" office:value="9.94519296E+016">
            <text:p>9.95E+16</text:p>
          </table:table-cell>
          <table:table-cell table:formula="of:=[.I10]^2" office:value-type="float" office:value="9.95841219530304E+020">
            <text:p>9.96E+20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</text:p>
          </table:table-cell>
          <table:table-cell office:value-type="float" office:value="10">
            <text:p>1.00E+01</text:p>
          </table:table-cell>
          <table:table-cell office:value-type="float" office:value="600">
            <text:p>6.00E+02</text:p>
          </table:table-cell>
          <table:table-cell office:value-type="float" office:value="36000">
            <text:p>3.60E+04</text:p>
          </table:table-cell>
          <table:table-cell office:value-type="float" office:value="864000">
            <text:p>8.64E+05</text:p>
          </table:table-cell>
          <table:table-cell office:value-type="float" office:value="26280000">
            <text:p>2.63E+07</text:p>
          </table:table-cell>
          <table:table-cell office:value-type="float" office:value="315360000">
            <text:p>3.15E+08</text:p>
          </table:table-cell>
          <table:table-cell table:style-name="ce3" office:value-type="float" office:value="31556952000">
            <text:p>3.16E+1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 lg N</text:p>
          </table:table-cell>
          <table:table-cell office:value-type="string">
            <text:p>&lt;5</text:p>
          </table:table-cell>
          <table:table-cell office:value-type="string">
            <text:p>&lt;92</text:p>
          </table:table-cell>
          <table:table-cell office:value-type="string">
            <text:p>&lt;3104</text:p>
          </table:table-cell>
          <table:table-cell office:value-type="string">
            <text:p>&lt;54879</text:p>
          </table:table-cell>
          <table:table-cell office:value-type="string">
            <text:p>&lt;1.28E+0.6</text:p>
          </table:table-cell>
          <table:table-cell office:value-type="string">
            <text:p>&lt;1.33E+07</text:p>
          </table:table-cell>
          <table:table-cell office:value-type="string">
            <text:p>&lt;1.05E+0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^2</text:p>
          </table:table-cell>
          <table:table-cell table:formula="of:=SQRT([.C10])" office:value-type="float" office:value="3.16227766016838">
            <text:p>3.16E+00</text:p>
          </table:table-cell>
          <table:table-cell table:formula="of:=SQRT([.D10])" office:value-type="float" office:value="24.4948974278318">
            <text:p>2.45E+01</text:p>
          </table:table-cell>
          <table:table-cell table:formula="of:=SQRT([.E10])" office:value-type="float" office:value="189.736659610103">
            <text:p>1.90E+02</text:p>
          </table:table-cell>
          <table:table-cell table:formula="of:=SQRT([.F10])" office:value-type="float" office:value="929.51600308978">
            <text:p>9.30E+02</text:p>
          </table:table-cell>
          <table:table-cell table:formula="of:=SQRT([.G10])" office:value-type="float" office:value="5126.40224719052">
            <text:p>5.13E+03</text:p>
          </table:table-cell>
          <table:table-cell table:formula="of:=SQRT([.H10])" office:value-type="float" office:value="17758.3783043385">
            <text:p>1.78E+04</text:p>
          </table:table-cell>
          <table:table-cell table:formula="of:=SQRT([.I10])" office:value-type="float" office:value="177642.765121465">
            <text:p>1.78E+0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^3</text:p>
          </table:table-cell>
          <table:table-cell table:formula="of:=[.C10]^(1/3)" office:value-type="float" office:value="2.15443469003188">
            <text:p>2.15E+00</text:p>
          </table:table-cell>
          <table:table-cell table:formula="of:=[.D10]^(1/3)" office:value-type="float" office:value="8.43432665301749">
            <text:p>8.43E+00</text:p>
          </table:table-cell>
          <table:table-cell table:formula="of:=[.E10]^(1/3)" office:value-type="float" office:value="33.0192724889463">
            <text:p>3.30E+01</text:p>
          </table:table-cell>
          <table:table-cell table:formula="of:=[.F10]^(1/3)" office:value-type="float" office:value="95.2440631180919">
            <text:p>9.52E+01</text:p>
          </table:table-cell>
          <table:table-cell table:formula="of:=[.G10]^(1/3)" office:value-type="float" office:value="297.309272096026">
            <text:p>2.97E+02</text:p>
          </table:table-cell>
          <table:table-cell table:formula="of:=[.H10]^(1/3)" office:value-type="float" office:value="680.668316422969">
            <text:p>6.81E+02</text:p>
          </table:table-cell>
          <table:table-cell table:formula="of:=[.I10]^(1/3)" office:value-type="float" office:value="3160.08198259771">
            <text:p>3.16E+0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^n</text:p>
          </table:table-cell>
          <table:table-cell table:formula="of:=LOG([.C10];2)" office:value-type="float" office:value="3.32192809488736">
            <text:p>3.32E+00</text:p>
          </table:table-cell>
          <table:table-cell table:formula="of:=LOG([.D10];2)" office:value-type="float" office:value="9.22881869049588">
            <text:p>9.23E+00</text:p>
          </table:table-cell>
          <table:table-cell table:formula="of:=LOG([.E10];2)" office:value-type="float" office:value="15.1357092861044">
            <text:p>1.51E+01</text:p>
          </table:table-cell>
          <table:table-cell table:formula="of:=LOG([.F10];2)" office:value-type="float" office:value="19.7206717868256">
            <text:p>1.97E+01</text:p>
          </table:table-cell>
          <table:table-cell table:formula="of:=LOG([.G10];2)" office:value-type="float" office:value="24.6474619398718">
            <text:p>2.46E+01</text:p>
          </table:table-cell>
          <table:table-cell table:formula="of:=LOG([.H10];2)" office:value-type="float" office:value="28.2324244405929">
            <text:p>2.82E+01</text:p>
          </table:table-cell>
          <table:table-cell table:formula="of:=LOG([.I10];2)" office:value-type="float" office:value="34.8772388149715">
            <text:p>3.49E+0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 !</text:p>
          </table:table-cell>
          <table:table-cell office:value-type="string">
            <text:p>&lt;4</text:p>
          </table:table-cell>
          <table:table-cell office:value-type="string">
            <text:p>&lt;6</text:p>
          </table:table-cell>
          <table:table-cell office:value-type="string">
            <text:p>&lt;8</text:p>
          </table:table-cell>
          <table:table-cell office:value-type="string">
            <text:p>&lt;10</text:p>
          </table:table-cell>
          <table:table-cell office:value-type="string">
            <text:p>&lt;11</text:p>
          </table:table-cell>
          <table:table-cell office:value-type="string">
            <text:p>&lt;12</text:p>
          </table:table-cell>
          <table:table-cell office:value-type="string">
            <text:p>&lt;14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0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1">10/11/2023</text:date>, <text:time>19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Murillo</meta:initial-creator>
    <meta:creation-date>2023-10-04T22:35:31.50</meta:creation-date>
    <dc:date>2023-10-11T19:15:47.72</dc:date>
    <dc:creator>Eduardo Murillo</dc:creator>
    <meta:editing-duration>PT1H29M57S</meta:editing-duration>
    <meta:editing-cycles>13</meta:editing-cycles>
    <meta:generator>OpenOffice/4.1.14$Win32 OpenOffice.org_project/4114m1$Build-9811</meta:generator>
    <meta:document-statistic meta:table-count="1" meta:cell-count="73" meta:object-count="0"/>
  </office:meta>
</office:document-meta>
</file>